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1e9e0b" style:family="table">
      <style:table-properties style:rel-width="100" table:align="center"/>
    </style:style>
    <style:style style:name="1e9e0b.0" style:family="table-column">
      <style:table-column-properties style:column-width="8.82cm"/>
    </style:style>
    <style:style style:name="1e9e0b.1" style:family="table-column">
      <style:table-column-properties style:column-width="0.88cm"/>
    </style:style>
    <style:style style:name="1e9e0b.2" style:family="table-column">
      <style:table-column-properties style:column-width="0.88cm"/>
    </style:style>
    <style:style style:name="1e9e0b.3" style:family="table-column">
      <style:table-column-properties style:column-width="0.88cm"/>
    </style:style>
    <style:style style:name="1e9e0b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1e9e0b" table:style="1e9e0b">
          <table:table-column table:style-name="1e9e0b.0"/>
          <table:table-column table:style-name="1e9e0b.1"/>
          <table:table-column table:style-name="1e9e0b.2"/>
          <table:table-column table:style-name="1e9e0b.3"/>
          <table:table-column table:style-name="1e9e0b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e9e0b" style:family="table">
      <style:table-properties style:rel-width="100" table:align="center"/>
    </style:style>
    <style:style style:name="1e9e0b.0" style:family="table-column">
      <style:table-column-properties style:column-width="8.82cm"/>
    </style:style>
    <style:style style:name="1e9e0b.1" style:family="table-column">
      <style:table-column-properties style:column-width="0.88cm"/>
    </style:style>
    <style:style style:name="1e9e0b.2" style:family="table-column">
      <style:table-column-properties style:column-width="0.88cm"/>
    </style:style>
    <style:style style:name="1e9e0b.3" style:family="table-column">
      <style:table-column-properties style:column-width="0.88cm"/>
    </style:style>
    <style:style style:name="1e9e0b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8:47:45.000</dc:date>
    <meta:generator>PHPWord</meta:generator>
    <meta:initial-creator/>
    <meta:creation-date>2021-05-23T18:47:45.000</meta:creation-date>
    <meta:keyword/>
    <meta:user-defined meta:name="Category"/>
    <meta:user-defined meta:name="Company"/>
    <meta:user-defined meta:name="Manager"/>
  </office:meta>
</office:document-meta>
</file>